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ustomBinding.getX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ustomBinding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ustomBinding.is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ustomBinding.setEnclosingLibrary( Library li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CustomBinding.getEnclosingLibr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ustomBinding.setX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ustomBinding.loadFormFromModel( Widget frmModel , Object objMode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CustomBinding.saveFormToModel( Widget frmModel , Object objMode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CustomBinding.getClass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ustomBinding.setParent( Binding 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